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218709" officeooo:paragraph-rsid="00218709"/>
    </style:style>
    <style:style style:name="P4" style:family="paragraph" style:parent-style-name="Standard" style:list-style-name="L1">
      <style:text-properties officeooo:rsid="00227115" officeooo:paragraph-rsid="00227115"/>
    </style:style>
    <style:style style:name="P5" style:family="paragraph" style:parent-style-name="Standard" style:list-style-name="L1">
      <style:text-properties officeooo:rsid="0023ef89" officeooo:paragraph-rsid="0023ef89"/>
    </style:style>
    <style:style style:name="P6" style:family="paragraph" style:parent-style-name="Standard" style:list-style-name="L1">
      <style:text-properties officeooo:rsid="0024a349" officeooo:paragraph-rsid="0024a349"/>
    </style:style>
    <style:style style:name="T1" style:family="text">
      <style:text-properties officeooo:rsid="002198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d in order of importance</text:p>
      <text:list xml:id="list3876307755" text:style-name="L1">
        <text:list-item>
          <text:p text:style-name="P2">How do I swap one tab fragment for another? (Search to results)</text:p>
        </text:list-item>
        <text:list-item>
          <text:p text:style-name="P2">How do I use recycleview to set up favorites and / or results?</text:p>
        </text:list-item>
        <text:list-item>
          <text:p text:style-name="P6">How do I integrate google maps without making a new app like the SDK tutorial suggests?</text:p>
        </text:list-item>
        <text:list-item>
          <text:p text:style-name="P2">How do I add a functional splash page?</text:p>
        </text:list-item>
        <text:list-item>
          <text:p text:style-name="P5">How do I add the red ring popularity meter?</text:p>
        </text:list-item>
        <text:list-item>
          <text:p text:style-name="P3">The singleline attribute is necessary for the marquee to work, but it makes my link disappear when I use either the Linkify or detailBuyAt.setMovementMethod(LinkMovementMethod.getInstance()) method. How do I <text:span text:style-name="T1">have</text:span> both?</text:p>
        </text:list-item>
        <text:list-item>
          <text:p text:style-name="P4">How do I underline tex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23:10:03.098000000</dc:date>
    <meta:editing-duration>PT2H15M34S</meta:editing-duration>
    <meta:editing-cycles>1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105" meta:character-count="571" meta:non-whitespace-character-count="481"/>
  </office:meta>
</office:document-meta>
</file>